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D00000254034A4952.png" manifest:media-type="image/png"/>
  <manifest:file-entry manifest:full-path="Pictures/10000001000002F40000023C81FFC0BE.png" manifest:media-type="image/png"/>
  <manifest:file-entry manifest:full-path="Pictures/10000001000002F40000023CE39A4CC4.png" manifest:media-type="image/png"/>
  <manifest:file-entry manifest:full-path="Pictures/10000001000002F40000023CD7A0F24E.png" manifest:media-type="image/png"/>
  <manifest:file-entry manifest:full-path="Pictures/10000001000002F40000023CB0C41F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0102in" svg:y="-0.3811in" svg:width="5.7654in" svg:height="4.361in" draw:z-index="0"><draw:image xlink:href="Pictures/10000001000002F40000023CB0C41F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0209in" svg:y="0.1043in" svg:width="5.8209in" svg:height="4.4035in" draw:z-index="1"><draw:image xlink:href="Pictures/10000001000002F40000023CD7A0F2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452in" svg:y="-0.2846in" svg:width="5.7091in" svg:height="4.3189in" draw:z-index="2"><draw:image xlink:href="Pictures/10000001000002F40000023CE39A4CC4.png" xlink:type="simple" xlink:show="embed" xlink:actuate="onLoad" draw:mime-type="image/png"/></draw:frame><text:soft-page-break/></text:p>
      <text:p text:style-name="Standard"/>
      <text:p text:style-name="Standard"><draw:frame draw:style-name="fr1" draw:name="Image3" text:anchor-type="char" svg:x="0.4264in" svg:y="0.0547in" svg:width="5.9272in" svg:height="4.4839in" draw:z-index="3"><draw:image xlink:href="Pictures/10000001000002F40000023C81FFC0BE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9252in" svg:height="3.8035in" draw:z-index="4"><draw:image xlink:href="Pictures/100000010000043D00000254034A4952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5:13:50.432392185</meta:creation-date>
    <dc:date>2025-12-10T15:24:04.391094118</dc:date>
    <meta:editing-duration>PT10M14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25.8.3.2$Linux_X86_64 LibreOffice_project/580$Build-2</meta:generator>
  </office:meta>
</office:document-meta>
</file>